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/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 table:number-rows-repeated="26">
          <table:table-cell table:style-name="ce32" table:number-columns-repeated="7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3" table:number-rows-repeated="104791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30">00/00/0000</text:date>, <text:time style:data-style-name="N2" text:time-value="19:17:24.74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09-30T19:25:24.487000000</dc:date>
    <meta:editing-duration>PT8H27M33S</meta:editing-duration>
    <meta:editing-cycles>116</meta:editing-cycles>
    <meta:generator>LibreOffice/7.2.0.4$Windows_X86_64 LibreOffice_project/9a9c6381e3f7a62afc1329bd359cc48accb6435b</meta:generator>
    <meta:document-statistic meta:table-count="1" meta:cell-count="5226" meta:object-count="0"/>
  </office:meta>
</office:document-meta>
</file>